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SCCommentPageBoundingBox.DSCCommentPageBoundingBox( Rectangle2D bbo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PageBoundingBox.DSCCommentPageBoundingBo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PageBoundingBox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